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ans" svg:font-family="Liberation Sans"/>
    <style:font-face style:name="FreeSerif" svg:font-family="FreeSerif"/>
    <style:font-face style:name="Liberation Serif" svg:font-family="Liberation Serif"/>
  </office:font-face-decls>
  <office:automatic-styles>
    <style:style style:family="text" style:name="T10" style:display-name="T10">
      <style:text-properties fo:color="#000000" style:font-name="Liberation Serif" fo:font-size="12pt" fo:language="es" fo:country="AR" fo:font-weight="normal"/>
    </style:style>
    <style:style style:family="text" style:name="T11" style:display-name="T11">
      <style:text-properties style:font-name="Liberation Serif" fo:font-size="12pt" fo:language="es" fo:country="AR" fo:font-style="italic" fo:font-weight="normal"/>
    </style:style>
    <style:style style:family="text" style:name="T1" style:display-name="T1">
      <style:text-properties fo:color="#000000" style:font-name="Liberation Serif" fo:font-size="12pt" fo:language="es" fo:country="AR" fo:font-weight="normal" fo:text-transform="none"/>
    </style:style>
    <style:style style:family="text" style:name="T2" style:display-name="T2">
      <style:text-properties fo:font-style="italic"/>
    </style:style>
    <style:style style:family="text" style:name="T3" style:display-name="T3">
      <style:text-properties style:font-name="Liberation Sans" fo:font-size="18pt" fo:language="es" fo:country="AR" fo:font-weight="bold"/>
    </style:style>
    <style:style style:family="text" style:name="T4" style:display-name="T4">
      <style:text-properties style:font-name="Liberation Serif" fo:font-size="12pt" fo:language="es" fo:country="AR" fo:font-weight="normal"/>
    </style:style>
    <style:style style:family="text" style:name="T5" style:display-name="T5">
      <style:text-properties fo:font-weight="normal"/>
    </style:style>
    <style:style style:family="text" style:name="T6" style:display-name="T6">
      <style:text-properties fo:color="#000000" style:font-name="Liberation Sans" fo:font-size="18pt" fo:language="es" fo:country="AR" fo:font-weight="bold"/>
    </style:style>
    <style:style style:family="text" style:name="T7" style:display-name="T7">
      <style:text-properties style:font-name="Liberation Sans" fo:font-size="16pt" fo:language="es" fo:country="AR" fo:font-weight="bold"/>
    </style:style>
    <style:style style:family="text" style:name="T8" style:display-name="T8">
      <style:text-properties fo:color="#000000" style:font-name="Liberation Serif" fo:font-size="12pt" fo:language="es" fo:country="AR" fo:font-style="italic" fo:font-weight="normal" fo:text-transform="none"/>
    </style:style>
    <style:style style:family="text" style:name="T9" style:display-name="T9">
      <style:text-properties fo:color="#000000" style:font-name="Liberation Serif" fo:font-size="12pt" fo:language="es" fo:country="AR" fo:font-style="italic" fo:font-weight="normal"/>
    </style:style>
    <style:style style:family="paragraph" style:name="P9" style:display-name="P9" style:parent-style-name="Text-body">
      <style:paragraph-properties fo:text-align="left" fo:text-indent="0.0000in" fo:line-height="115%" fo:margin-left="0.0000in" fo:margin-right="0.0000in" fo:margin-top="0.0000in" fo:margin-bottom="0.0972in" style:writing-mode="lr"/>
    </style:style>
    <style:style style:family="paragraph" style:name="P20" style:display-name="P20" style:list-style-name="L8">
      <style:paragraph-properties fo:text-indent="0.000000cm" fo:margin-left="0.508000cm"/>
    </style:style>
    <style:style style:family="paragraph" style:name="P21" style:display-name="P21" style:list-style-name="L9">
      <style:paragraph-properties fo:text-indent="0.000000cm" fo:margin-left="0.508000cm"/>
    </style:style>
    <style:style style:family="paragraph" style:name="P22" style:display-name="P22" style:parent-style-name="Heading-1">
      <style:paragraph-properties fo:text-align="left" fo:text-indent="0.0000in" fo:line-height="115%" fo:margin-left="0.0000in" fo:margin-right="0.0000in" style:writing-mode="lr"/>
    </style:style>
    <style:style style:family="paragraph" style:name="P23" style:display-name="P23" style:parent-style-name="Text-body">
      <style:paragraph-properties fo:text-align="end"/>
    </style:style>
    <style:style style:family="paragraph" style:name="P10" style:display-name="P10" style:list-style-name="L2">
      <style:paragraph-properties fo:text-indent="0.000000cm" fo:margin-left="0.508000cm"/>
    </style:style>
    <style:style style:family="paragraph" style:name="P11" style:display-name="P11"/>
    <style:style style:family="paragraph" style:name="P12" style:display-name="P12" style:parent-style-name="Text-body">
      <style:paragraph-properties fo:text-align="left" fo:text-indent="0.0000in" fo:margin-left="0.0000in" fo:margin-right="0.0000in"/>
    </style:style>
    <style:style style:family="paragraph" style:name="P13" style:display-name="P13" style:list-style-name="L3">
      <style:paragraph-properties fo:text-indent="0.000000cm" fo:margin-left="0.508000cm"/>
    </style:style>
    <style:style style:family="paragraph" style:name="P14" style:display-name="P14" style:parent-style-name="Heading-2">
      <style:paragraph-properties fo:text-align="left" fo:text-indent="0.0000in" fo:line-height="100%" fo:margin-left="0.0000in" fo:margin-right="0.0000in" fo:margin-top="0.1389in" fo:margin-bottom="0.0833in" style:writing-mode="lr"/>
    </style:style>
    <style:style style:family="paragraph" style:name="P15" style:display-name="P15" style:list-style-name="L4">
      <style:paragraph-properties fo:text-indent="0.000000cm" fo:margin-left="0.508000cm"/>
    </style:style>
    <style:style style:family="paragraph" style:name="P16" style:display-name="P16" style:list-style-name="L5">
      <style:paragraph-properties fo:text-indent="0.000000cm" fo:margin-left="0.508000cm"/>
    </style:style>
    <style:style style:family="paragraph" style:name="P17" style:display-name="P17" style:list-style-name="L6">
      <style:paragraph-properties fo:text-indent="0.000000cm" fo:margin-left="0.508000cm"/>
    </style:style>
    <style:style style:family="paragraph" style:name="P18" style:display-name="P18" style:parent-style-name="Text-body">
      <style:paragraph-properties fo:text-align="left" fo:text-indent="0.0000in" fo:margin-left="0.0000in" fo:margin-right="0.0000in" style:writing-mode="lr"/>
    </style:style>
    <style:style style:family="paragraph" style:name="P19" style:display-name="P19" style:list-style-name="L7">
      <style:paragraph-properties fo:text-indent="0.000000cm" fo:margin-left="0.508000cm"/>
    </style:style>
    <style:style style:family="paragraph" style:name="P1" style:display-name="P1" style:parent-style-name="Normal">
      <style:paragraph-properties fo:break-before="page"/>
    </style:style>
    <style:style style:family="paragraph" style:name="P2" style:display-name="P2" style:parent-style-name="Title"/>
    <style:style style:family="paragraph" style:name="P3" style:display-name="P3" style:parent-style-name="Subtitle"/>
    <style:style style:family="paragraph" style:name="P4" style:display-name="P4" style:parent-style-name="Text-body"/>
    <style:style style:family="paragraph" style:name="P5" style:display-name="P5" style:parent-style-name="Heading-1"/>
    <style:style style:family="paragraph" style:name="P6" style:display-name="P6" style:list-style-name="L1">
      <style:paragraph-properties fo:text-indent="0.000000cm" fo:margin-left="0.508000cm"/>
    </style:style>
    <style:style style:family="paragraph" style:name="P7" style:display-name="P7" style:parent-style-name="Text-body">
      <style:paragraph-properties fo:text-indent="0.000000cm" fo:margin-left="0.000000cm"/>
    </style:style>
    <style:style style:family="paragraph" style:name="P8" style:display-name="P8" style:parent-style-name="Text-body">
      <style:paragraph-properties fo:text-indent="0in" fo:margin-left="0in"/>
    </style:style>
    <style:style style:family="section" style:name="Sect1" style:display-name="Sect1"/>
    <style:page-layout style:name="PLayout2">
      <style:page-layout-properties fo:margin-top="2.000000cm" fo:margin-bottom="2cm" fo:margin-left="2cm" fo:margin-right="2cm"/>
      <style:header-style>
        <style:header-footer-properties svg:height="1.769000cm"/>
      </style:header-style>
    </style:page-layout>
    <style:page-layout style:name="Standard">
      <style:page-layout-properties fo:margin-top="2.000000cm" fo:margin-bottom="2cm" fo:margin-left="2cm" fo:margin-right="2cm"/>
      <style:header-style>
        <style:header-footer-properties svg:height="1.769000cm"/>
      </style:header-style>
    </style:page-layout>
    <text:list-style style:name="L1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3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4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5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6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7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8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9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/>
        <text:p text:style-name="P2">Informe etapa I</text:p>
        <text:p text:style-name="P3">Cumplimiento de estándares</text:p>
        <text:p text:style-name="P4"/>
        <text:h text:style-name="P5" text:outline-level="1">Validación del HTML</text:h>
        <text:p text:style-name="P4"/>
        <text:p text:style-name="P4">Se utilizó el validador para archivos HTML de la página ﻿http://validator.w3.org/ provisto por la W3C.</text:p>
        <text:p text:style-name="P4">Se validaron las páginas:</text:p>
        <text:list text:style-name="L1">
          <text:list-item>
            <text:p text:style-name="P6"><text:span text:style-name="T1">index.html</text:span></text:p>
          </text:list-item>
          <text:list-item>
            <text:p text:style-name="P6"><text:span text:style-name="T1">login.html</text:span></text:p>
          </text:list-item>
        </text:list>
        <text:p text:style-name="P7"/>
        <text:p text:style-name="P8"><text:span text:style-name="T1">Tanto el index.html como el login.html tuvieron los mismos problemas, se detallan a continuación...</text:span></text:p>
        <text:p text:style-name="P4">Surgieron advertencias para las etiquetas <text:span text:style-name="T2">section </text:span>ya que éstas necesitan de <text:span text:style-name="T2">headings</text:span> y no tenían. Llegamos a la conclusión de que no era necesario usar secciones para separar los apartados en la barra de navegación y optamos por utilizar <text:span text:style-name="T2">divs</text:span>.</text:p>
        <text:p text:style-name="P4">La misma adevertencia surge cuando usamos la secciones “principal”(index.html) y “formulario-sesion” (login.html) pero en este caso optamos por dejarlas sin ponerle <text:span text:style-name="T2">heading </text:span>ya que son las únicas secciones disponibles de cada página. Cuando se necesiten más secciones se agregaran los <text:span text:style-name="T2">headings </text:span>conrrespondientes.</text:p>
        <text:p text:style-name="P4"/>
        <text:p text:style-name="P4"><text:span text:style-name="T3">Validación del CSS</text:span></text:p>
        <text:p text:style-name="P9"/>
        <text:p text:style-name="P9"><text:span text:style-name="T4">Se utilizó el validador para archivos CSS de la página ﻿</text:span>﻿http://jigsaw.w3.org/css-validator/<text:span text:style-name="T5"> provisto por la W3C.</text:span></text:p>
        <text:p text:style-name="P9"><text:span text:style-name="T4">Se validaron las páginas:</text:span></text:p>
        <text:list text:style-name="L2">
          <text:list-item>
            <text:p text:style-name="P10"><text:span text:style-name="T4">index.css</text:span></text:p>
          </text:list-item>
          <text:list-item>
            <text:p text:style-name="P10"><text:span text:style-name="T4">login.css</text:span></text:p>
            <text:list>
              <text:list-item>
                <text:p text:style-name="P11"/>
              </text:list-item>
            </text:list>
          </text:list-item>
        </text:list>
        <text:p text:style-name="P9"><text:span text:style-name="T4">Tanto para el archivo index.css como login.css no se encontraron errores.</text:span></text:p>
        <text:p text:style-name="P12"/>
        <text:p text:style-name="P12"><text:span text:style-name="T6">Validación accesibilidad</text:span></text:p>
        <text:p text:style-name="P9"/>
        <text:p text:style-name="P9"><text:span text:style-name="T4">Se utilizó el validador de accesibilidad de la página </text:span>http://simor.linti.unlp.edu.ar<text:span text:style-name="T4">﻿.</text:span></text:p>
        <text:p text:style-name="P9"><text:span text:style-name="T4">Se validaron las páginas:</text:span></text:p>
        <text:list text:style-name="L3">
          <text:list-item>
            <text:p text:style-name="P13"><text:span text:style-name="T4">index.html</text:span></text:p>
          </text:list-item>
          <text:list-item>
            <text:p text:style-name="P13"><text:span text:style-name="T4">login.html</text:span></text:p>
          </text:list-item>
        </text:list>
        <text:p text:style-name="P9"/>
        <text:h text:style-name="P14" text:outline-level="2"><text:span text:style-name="T7">index.html</text:span></text:h>
        <text:p text:style-name="P12"/>
        <text:p text:style-name="P12"><text:span text:style-name="T5">El resultado obtenido fue:</text:span></text:p>
        <text:list text:style-name="L4">
          <text:list-item>
            <text:p text:style-name="P15"><text:span text:style-name="T5">82% de reglas válidas.</text:span></text:p>
          </text:list-item>
          <text:list-item>
            <text:p text:style-name="P15"><text:span text:style-name="T1">7% de reglas con advertencias.</text:span></text:p>
          </text:list-item>
          <text:list-item>
            <text:p text:style-name="P15"><text:span text:style-name="T1">11% de reglas con errores.</text:span></text:p>
          </text:list-item>
        </text:list>
        <text:p text:style-name="P12"/>
        <text:p text:style-name="P12"><text:span text:style-name="T1">Se solucionaron los siguientes errores:</text:span></text:p>
        <text:list text:style-name="L5">
          <text:list-item>
            <text:p text:style-name="P16"><text:span text:style-name="T8">Etiqueta input</text:span><text:span text:style-name="T1"> de búsqueda: agregando atributo </text:span><text:span text:style-name="T8">title</text:span><text:span text:style-name="T1">.</text:span></text:p>
          </text:list-item>
          <text:list-item>
            <text:p text:style-name="P16"><text:span text:style-name="T8">Etiqueta img</text:span><text:span text:style-name="T1"> del logo: agregando una descripción más larga al atributo </text:span><text:span text:style-name="T8">alt</text:span><text:span text:style-name="T1">.</text:span></text:p>
          </text:list-item>
          <text:list-item>
            <text:p text:style-name="P16"><text:span text:style-name="T8">Etiqueta i</text:span><text:span text:style-name="T9">mg</text:span><text:span text:style-name="T10"> del icono de búsqueda: agregando una descripción más larga al atributo </text:span><text:span text:style-name="T9">alt</text:span><text:span text:style-name="T10">.</text:span></text:p>
          </text:list-item>
        </text:list>
        <text:p text:style-name="P12"/>
        <text:p text:style-name="P12"><text:span text:style-name="T10">No se solucionaron las siguientes advertencias:</text:span></text:p>
        <text:list text:style-name="L6">
          <text:list-item>
            <text:p text:style-name="P17"><text:span text:style-name="T1">Etiqueta </text:span><text:span text:style-name="T8">a</text:span><text:span text:style-name="T1">: pide que el link forme parte de un contexto donde no hace falta.</text:span></text:p>
          </text:list-item>
          <text:list-item>
            <text:p text:style-name="P17"><text:span text:style-name="T1">Etiqueta </text:span><text:span text:style-name="T8">body</text:span><text:span text:style-name="T1">: no entendimos el significado de la advertencia.</text:span></text:p>
          </text:list-item>
        </text:list>
        <text:p text:style-name="P12"/>
        <text:h text:style-name="P14" text:outline-level="2"><text:span text:style-name="T7">login.html</text:span></text:h>
        <text:p text:style-name="P18"/>
        <text:p text:style-name="P9"><text:span text:style-name="T10">El resultado obtenido fue:</text:span></text:p>
        <text:list text:style-name="L7">
          <text:list-item>
            <text:p text:style-name="P19"><text:span text:style-name="T4">80% de reglas válidas.</text:span></text:p>
          </text:list-item>
          <text:list-item>
            <text:p text:style-name="P19">5<text:span text:style-name="T4">% de reglas con advertencias.</text:span></text:p>
          </text:list-item>
          <text:list-item>
            <text:p text:style-name="P19"><text:span text:style-name="T4">15% de reglas con errores.</text:span></text:p>
          </text:list-item>
        </text:list>
        <text:p text:style-name="P9"/>
        <text:p text:style-name="P9"><text:span text:style-name="T4">Se solucionaron los siguientes errores:</text:span></text:p>
        <text:list text:style-name="L8">
          <text:list-item>
            <text:p text:style-name="P20">Etiqueta <text:span text:style-name="T2">i</text:span><text:span text:style-name="T11">nput</text:span><text:span text:style-name="T4"> de usuario: agregando atributo </text:span><text:span text:style-name="T11">title</text:span><text:span text:style-name="T4">.</text:span></text:p>
          </text:list-item>
          <text:list-item>
            <text:p text:style-name="P20"><text:span text:style-name="T1">Etiqueta </text:span><text:span text:style-name="T8">in</text:span><text:span text:style-name="T9">put</text:span><text:span text:style-name="T10"> de password: agregando atributo </text:span><text:span text:style-name="T9">title</text:span><text:span text:style-name="T10">.</text:span></text:p>
          </text:list-item>
          <text:list-item>
            <text:p text:style-name="P20">Etiqueta <text:span text:style-name="T2">i</text:span><text:span text:style-name="T11">mg</text:span><text:span text:style-name="T4"> del logo: agregando una descripción más larga al atributo </text:span><text:span text:style-name="T11">alt</text:span><text:span text:style-name="T4">.</text:span></text:p>
          </text:list-item>
        </text:list>
        <text:p text:style-name="P9"/>
        <text:p text:style-name="P9"><text:span text:style-name="T4">No se solucionaron las siguientes advertencias:</text:span></text:p>
        <text:list text:style-name="L9">
          <text:list-item>
            <text:p text:style-name="P21"><text:span text:style-name="T4">Etiqueta </text:span><text:span text:style-name="T11">body</text:span><text:span text:style-name="T4">: no entendimos el significado de la advertencia.</text:span></text:p>
          </text:list-item>
        </text:list>
        <text:p text:style-name="P9"/>
        <text:p text:style-name="P9"/>
        <text:h text:style-name="P22" text:outline-level="1">Conclusiones</text:h>
        <text:p text:style-name="P4">Se pudieron resolver todos los errores pero se mantuvieron advertencias. Algunas advertencias las ignoramos por considerarlas innecesarias mientras que otras no pudimos solucionarlas por no comprender el significado de la misma.</text:p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</office:font-face-decls>
  <office:styles>
    <style:default-style style:family="paragraph">
      <style:paragraph-properties style:tab-stop-distance="1.251cm"/>
    </style:default-style>
    <style:style style:family="text" style:name="Footnote-anchor-text-text" style:display-name="Footnote anchor_text_text" style:next-style-name="Footnote-anchor-text-text">
      <style:text-properties style:text-position="33%"/>
    </style:style>
    <style:style style:family="paragraph" style:name="Header" style:display-name="Header" style:parent-style-name="Normal" style:next-style-name="Header">
      <style:paragraph-properties>
        <style:tab-stops>
          <style:tab-stop style:type="center" style:position="3.345139in"/>
          <style:tab-stop style:type="right" style:position="6.691667in"/>
        </style:tab-stops>
      </style:paragraph-properties>
    </style:style>
    <style:style style:family="paragraph" style:name="Text-body" style:display-name="Text body" style:parent-style-name="Normal" style:next-style-name="Text-body">
      <style:paragraph-properties fo:line-height="115%" fo:margin-top="0cm" fo:margin-bottom="0.247cm"/>
    </style:style>
    <style:style style:family="paragraph" style:name="Normal" style:display-name="Normal"/>
    <style:style style:family="paragraph" style:name="Title" style:display-name="Title" style:parent-style-name="Heading" style:next-style-name="Text-body">
      <style:paragraph-properties fo:text-align="center"/>
      <style:text-properties fo:font-size="28pt" fo:font-weight="bold"/>
    </style:style>
    <style:style style:family="paragraph" style:name="Footnote" style:display-name="Footnote" style:parent-style-name="Normal" style:next-style-name="Footnote">
      <style:paragraph-properties fo:text-indent="-0.598cm" fo:margin-left="0.598cm" fo:margin-right="0cm"/>
      <style:text-properties fo:font-size="10pt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Heading-1" style:display-name="Heading 1" style:parent-style-name="Heading" style:next-style-name="Text-body">
      <style:paragraph-properties fo:margin-top="0.423cm" fo:margin-bottom="0.212cm"/>
      <style:text-properties fo:font-size="18pt" fo:font-weight="bold"/>
    </style:style>
    <style:style style:family="paragraph" style:name="Heading-2" style:display-name="Heading 2" style:parent-style-name="Heading" style:next-style-name="Text-body">
      <style:paragraph-properties fo:margin-top="0.353cm" fo:margin-bottom="0.212cm"/>
      <style:text-properties fo:font-size="16pt" fo:font-weight="bold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Subtitle" style:display-name="Subtitle" style:parent-style-name="Heading" style:next-style-name="Text-body">
      <style:paragraph-properties fo:text-align="center" fo:margin-top="0.106cm" fo:margin-bottom="0.212cm"/>
      <style:text-properties fo:font-size="18pt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Illustration" style:display-name="Illustration" style:parent-style-name="Caption" style:next-style-name="Illustration">
      <style:paragraph-properties fo:text-align="center"/>
    </style:style>
  </office:styles>
  <office:automatic-styles>
    <style:style style:family="paragraph" style:name="P2" style:display-name="P2" style:parent-style-name="Normal">
      <style:paragraph-properties fo:text-align="end" fo:border-bottom="0.06pt solid #000000" fo:padding-left="0.049cm" fo:padding-right="0.049cm" fo:padding-top="0.049cm"/>
    </style:style>
    <style:style style:family="paragraph" style:name="P1" style:display-name="P1" style:parent-style-name="Normal">
      <style:paragraph-properties fo:text-align="end"/>
    </style:style>
    <style:page-layout style:name="Standard">
      <style:page-layout-properties fo:page-width="210.000000mm" fo:page-height="297.000000mm" style:print-orientation="portrait" fo:margin-top="2.000000cm" fo:margin-bottom="2cm" fo:margin-left="2cm" fo:margin-right="2cm"/>
      <style:header-style>
        <style:header-footer-properties svg:height="1.769000cm"/>
      </style:header-style>
    </style:page-layout>
  </office:automatic-styles>
  <office:master-styles>
    <style:master-page style:name="Standard" style:page-layout-name="Standard">
      <style:header>
        <text:p text:style-name="P1">Proyecto de Software </text:p>
        <text:p text:style-name="P2">Cursada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18-09-06T12:20:55.973547773</meta:creation-date>
    <dc:date>Mon Sep 17 01:53:27 2018
</dc:date>
  </office:meta>
</office:document-meta>
</file>